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008B1BFCF45D0E417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swald" svg:font-family="Oswald" style:font-family-generic="roman" style:font-pitch="variable"/>
    <style:font-face style:name="PT Mono" svg:font-family="'PT Mono'" style:font-family-generic="roman" style:font-pitch="variable"/>
    <style:font-face style:name="Roboto Condensed" svg:font-family="'Roboto Condensed'"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swald1" svg:font-family="Oswald" style:font-family-generic="system" style:font-pitch="variable"/>
    <style:font-face style:name="PT Mono1" svg:font-family="'PT Mono'" style:font-family-generic="system" style:font-pitch="variable"/>
    <style:font-face style:name="Roboto Condensed1" svg:font-family="'Roboto Condensed'"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fo:color="#717171" fo:font-size="11pt" style:font-size-asian="11pt" style:font-size-complex="11pt"/>
    </style:style>
    <style:style style:name="P2" style:family="paragraph" style:parent-style-name="Standard">
      <style:paragraph-properties fo:break-before="auto" fo:break-after="auto" fo:padding="0in" fo:border="none"/>
    </style:style>
    <style:style style:name="P3" style:family="paragraph" style:parent-style-name="Standard">
      <style:paragraph-properties fo:break-before="auto" fo:break-after="auto" fo:padding="0in" fo:border="none"/>
      <style:text-properties fo:color="#666666" style:font-name="PT Mono" fo:font-size="9pt" style:font-name-asian="PT Mono1" style:font-size-asian="9pt" style:font-name-complex="PT Mono1" style:font-size-complex="9pt"/>
    </style:style>
    <style:style style:name="P4" style:family="paragraph" style:parent-style-name="Standard">
      <style:paragraph-properties fo:margin-left="-0.0102in" fo:margin-right="0in" fo:margin-top="0.0835in" fo:margin-bottom="0in" loext:contextual-spacing="false" fo:line-height="120%" fo:text-indent="0in" style:auto-text-indent="false" fo:break-before="auto" fo:break-after="auto" fo:padding="0in" fo:border="none"/>
    </style:style>
    <style:style style:name="P5" style:family="paragraph" style:parent-style-name="Standard">
      <style:paragraph-properties fo:margin-left="0.5in" fo:margin-right="0in" fo:margin-top="0.0835in" fo:margin-bottom="0in" loext:contextual-spacing="false" fo:line-height="120%" fo:text-indent="0in" style:auto-text-indent="false" fo:break-before="auto" fo:break-after="auto" fo:padding="0in" fo:border="non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9">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8">
      <style:paragraph-properties fo:margin-left="0.5in" fo:margin-right="0in" fo:text-indent="-0.25in" style:auto-text-indent="false"/>
    </style:style>
    <style:style style:name="P14" style:family="paragraph" style:parent-style-name="Standard" style:list-style-name="WWNum6">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Heading_20_1">
      <style:paragraph-properties fo:margin-left="-0.0102in" fo:margin-right="0in" fo:margin-top="0.3335in" fo:margin-bottom="0in" loext:contextual-spacing="false" fo:line-height="120%" fo:orphans="0" fo:widows="0" fo:text-indent="0in" style:auto-text-indent="false" fo:break-before="auto" fo:break-after="auto" fo:padding="0in" fo:border="none"/>
    </style:style>
    <style:style style:name="P18" style:family="paragraph" style:parent-style-name="Title">
      <style:paragraph-properties fo:margin-left="-0.0102in" fo:margin-right="0in" fo:margin-top="0.222in" fo:margin-bottom="0in" loext:contextual-spacing="false" fo:line-height="100%" fo:keep-together="auto" fo:text-indent="0in" style:auto-text-indent="false" fo:break-before="auto" fo:break-after="auto" fo:padding="0in" fo:border="none" fo:keep-with-next="auto"/>
    </style:style>
    <style:style style:name="P19" style:family="paragraph" style:parent-style-name="Heading_20_2">
      <style:paragraph-properties fo:keep-together="auto" fo:break-before="auto" fo:break-after="auto" fo:padding="0in" fo:border="none" fo:keep-with-next="auto"/>
    </style:style>
    <style:style style:name="P20" style:family="paragraph" style:parent-style-name="Subtitle">
      <style:paragraph-properties fo:margin-left="-0.0102in" fo:margin-right="-0.0209in" fo:margin-top="0in" fo:margin-bottom="0in" loext:contextual-spacing="false" fo:line-height="115%" fo:keep-together="auto" fo:text-indent="0in" style:auto-text-indent="false" fo:break-before="auto" fo:break-after="auto" fo:padding="0in" fo:border="none" fo:keep-with-next="auto"/>
    </style:style>
    <style:style style:name="P21" style:family="paragraph" style:parent-style-name="Subtitle" style:master-page-name="Standard">
      <style:paragraph-properties fo:margin-left="-0.0102in" fo:margin-right="-0.0209in" fo:margin-top="0in" fo:margin-bottom="0in" loext:contextual-spacing="false" fo:line-height="115%" fo:keep-together="auto" fo:text-indent="0in" style:auto-text-indent="false" style:page-number="1" fo:break-before="auto" fo:break-after="auto" fo:padding="0in" fo:border="none" fo:keep-with-next="auto"/>
    </style:style>
    <style:style style:name="T1" style:family="text">
      <style:text-properties fo:color="#999999" style:font-name="Roboto Condensed" fo:font-size="9pt" fo:font-style="normal" style:font-name-asian="Roboto Condensed1" style:font-size-asian="9pt" style:font-style-asian="normal" style:font-name-complex="Roboto Condensed1" style:font-size-complex="9pt"/>
    </style:style>
    <style:style style:name="T2" style:family="text">
      <style:text-properties fo:color="#999999" style:font-name="PT Mono" fo:font-size="9pt" style:font-name-asian="PT Mono1" style:font-size-asian="9pt" style:font-name-complex="PT Mono1" style:font-size-complex="9pt"/>
    </style:style>
    <style:style style:name="T3" style:family="text">
      <style:text-properties fo:color="#990000"/>
    </style:style>
    <style:style style:name="T4" style:family="text">
      <style:text-properties fo:color="#990000" fo:font-size="9pt" fo:font-style="normal" style:font-size-asian="9pt" style:font-style-asian="normal" style:font-size-complex="9pt"/>
    </style:style>
    <style:style style:name="T5" style:family="text">
      <style:text-properties fo:color="#990000" style:font-name="Roboto Condensed" style:font-name-asian="Roboto Condensed1" style:font-name-complex="Roboto Condensed1"/>
    </style:style>
    <style:style style:name="T6" style:family="text">
      <style:text-properties fo:color="#990000" fo:font-weight="normal" style:font-weight-asian="normal"/>
    </style:style>
    <style:style style:name="T7" style:family="text">
      <style:text-properties fo:color="#990000" fo:font-size="11pt" style:font-size-asian="11pt" style:font-size-complex="11pt"/>
    </style:style>
    <style:style style:name="T8" style:family="text">
      <style:text-properties fo:color="#424242" style:font-name="Oswald" fo:font-size="12pt" style:font-name-asian="Oswald1" style:font-size-asian="12pt" style:font-name-complex="Oswald1" style:font-size-complex="12pt"/>
    </style:style>
    <style:style style:name="T9" style:family="text">
      <style:text-properties fo:color="#cc0000"/>
    </style:style>
    <style:style style:name="T10" style:family="text">
      <style:text-properties fo:color="#2e4440" fo:font-style="italic" fo:font-weight="normal" style:font-style-asian="italic" style:font-weight-asian="normal"/>
    </style:style>
    <style:style style:name="T11" style:family="text">
      <style:text-properties fo:color="#666666" style:font-name="Source Code Pro" fo:font-size="9pt" style:font-name-asian="Source Code Pro1" style:font-size-asian="9pt" style:font-name-complex="Source Code Pro1" style:font-size-complex="9pt"/>
    </style:style>
    <style:style style:name="T12" style:family="text">
      <style:text-properties fo:color="#666666" style:font-name="PT Mono" fo:font-size="9pt" style:font-name-asian="PT Mono1" style:font-size-asian="9pt" style:font-name-complex="PT Mono1" style:font-size-complex="9pt"/>
    </style:style>
    <style:style style:name="T13" style:family="text">
      <style:text-properties fo:color="#212529"/>
    </style:style>
    <style:style style:name="T14" style:family="text">
      <style:text-properties fo:font-size="11pt" style:font-size-asian="11pt" style:font-size-complex="11pt"/>
    </style:style>
    <style:style style:name="T15" style:family="text">
      <style:text-properties fo:color="#717171" fo:font-size="11pt" style:font-size-asian="11pt" style:font-size-complex="11pt"/>
    </style:style>
    <style:style style:name="T16" style:family="text">
      <style:text-properties fo:color="#1155cc" fo:font-size="11pt" style:text-underline-style="solid" style:text-underline-width="auto" style:text-underline-color="font-color"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aagfqklm9zwt"/>FRANCISCO PILATTI, 202</text:p>
      <text:p text:style-name="P20"><text:bookmark text:name="_2oiwrdf9nd3n"/>CURITIBA, PARANÁ, 82115-340</text:p>
      <text:p text:style-name="P20"><text:bookmark text:name="_slrytqw7edjf"/><text:span text:style-name="T3">(41) 99691-0220</text:span></text:p>
      <text:p text:style-name="P20"><text:bookmark text:name="_njnau5bmnmdi"/><text:span text:style-name="T3">mail.walterdecastro@gmail.com</text:span></text:p>
      <text:p text:style-name="P20"><text:bookmark text:name="_dxwoty2uoiow"/><text:a xlink:type="simple" xlink:href="https://github.com/walterdecastro" text:style-name="ListLabel_20_91" text:visited-style-name="ListLabel_20_91"><text:span text:style-name="T5">https://github.com/walterdecastro</text:span></text:a></text:p>
      <text:p text:style-name="P18"><text:bookmark text:name="_ocvpswguxa6m"/>WALTER DE CASTRO<draw:frame draw:style-name="fr1" draw:name="image1.png" text:anchor-type="as-char" svg:width="6in" svg:height="0.0417in" draw:z-index="0"><draw:image xlink:href="Pictures/10000201000004B000000008B1BFCF45D0E4178A.png" xlink:type="simple" xlink:show="embed" xlink:actuate="onLoad" loext:mime-type="image/png"/><svg:desc>Um retângulo longo e fino para dividir as seções do documento</svg:desc></draw:frame></text:p>
      <text:p text:style-name="P3"/>
      <text:p text:style-name="P17"><text:bookmark text:name="_rlsx4o5b4mpo"/>EXPERIÊNCIA</text:p>
      <text:p text:style-name="P19"><text:bookmark text:name="_we3ttvrf46v"/><text:span text:style-name="T6">Farmácias Morifarma, Curitiba</text:span><text:span text:style-name="T9"> </text:span><text:span text:style-name="T10">— Operador de Caixa</text:span></text:p>
      <text:p text:style-name="P4">DESDE DE JULHO DE 2019</text:p>
      <text:p text:style-name="P5">Operações no caixa. Atendimento ao cliente. Venda de medicamentos.</text:p>
      <text:p text:style-name="P19"><text:bookmark text:name="_t4o00a49yq9e"/><text:span text:style-name="T6">Havan Loja de Departamentos, Curitiba</text:span><text:span text:style-name="T9"> </text:span><text:span text:style-name="T10">— Operador Com e de Caixa</text:span></text:p>
      <text:p text:style-name="P4">MAIO DE 2018 - MARÇO DE 2019</text:p>
      <text:p text:style-name="P5">Operações no caixa. Atendimento ao cliente. Organização da loja. Reposição de mercadorias.</text:p>
      <text:p text:style-name="P19"><text:bookmark text:name="_7s9nw27jflea"/><text:span text:style-name="T6">Festval Supermercado, Curitiba</text:span><text:span text:style-name="T10"> — Repositor</text:span></text:p>
      <text:p text:style-name="P4">FEVEREIRO DE 2016 - NOVEMBRO DE 2017</text:p>
      <text:p text:style-name="P5">Reposição de mercadorias. Organização e precificação de gôndolas. Atendimento ao cliente. </text:p>
      <text:p text:style-name="P17"><text:bookmark text:name="_dlaoxi3ta2x2"/>FORMAÇÃO</text:p>
      <text:p text:style-name="P19"><text:bookmark text:name="_utayan5c2wml"/><text:span text:style-name="T6">Universidade Anhembi Morumbi, Curitiba</text:span><text:span text:style-name="T9"> </text:span><text:span text:style-name="T10">— Bacharelado em Ciência da Computação</text:span></text:p>
      <text:p text:style-name="P4">AGOSTO DE 2019 - JANEIRO DE 24<text:span text:style-name="T11">, </text:span>CURITIBA, PR</text:p>
      <text:p text:style-name="P4"><text:span text:style-name="T13">É uma graduação de nível superior com titulação de Bacharelado. O tempo médio para conclusão do curso é de quatro anos, período no qual o futuro profissional é preparado para desenvolver, implantar e manter sistemas de acordo com metodologia e técnicas adequadas, visando atender aos objetivos estabelecidos quanto à qualidade, custos, prazos e benefícios, bem como racionalizar e automatizar processos e rotinas de trabalho das áreas.</text:span></text:p>
      <text:p text:style-name="Heading_20_1"><text:bookmark text:name="_65gywd7bazeb"/></text:p>
      <text:p text:style-name="Standard"/>
      <text:p text:style-name="Standard"/>
      <text:p text:style-name="Heading_20_1"><text:bookmark text:name="_4v4n1quv6p79"/>Cursos</text:p>
      <text:p text:style-name="Standard"><text:soft-page-break/><text:span text:style-name="T7">DIO (Digital Innovation One)</text:span><text:span text:style-name="T14"> - Aceleração Internacional - Creating a Secure REST API with Python and Django</text:span></text:p>
      <text:list xml:id="list3471193364" text:style-name="WWNum4">
        <text:list-item>
          <text:p text:style-name="P6"><text:span text:style-name="T14">Concluído - 2023</text:span></text:p>
        </text:list-item>
      </text:list>
      <text:p text:style-name="Standard"><text:span text:style-name="T7">DIO (Digital Innovation One)/Santander</text:span><text:span text:style-name="T14"> - Santander Bootcamp - Ciência de Dados</text:span></text:p>
      <text:list xml:id="list71518936956480" text:continue-numbering="true" text:style-name="WWNum4">
        <text:list-item>
          <text:p text:style-name="P6"><text:span text:style-name="T14">Cursando - 2023</text:span></text:p>
        </text:list-item>
      </text:list>
      <text:p text:style-name="Standard"><text:span text:style-name="T7">XP Educação</text:span><text:span text:style-name="T14"> - Bootcamp Desenvolvedor Python</text:span></text:p>
      <text:list xml:id="list359934803" text:style-name="WWNum5">
        <text:list-item>
          <text:p text:style-name="P7"><text:span text:style-name="T14">Cursando - 2023</text:span></text:p>
        </text:list-item>
      </text:list>
      <text:p text:style-name="Standard"><text:span text:style-name="T7">XP Educação</text:span><text:span text:style-name="T14"> - DATA UNIVERSE VII</text:span></text:p>
      <text:list xml:id="list1214032224" text:style-name="WWNum1">
        <text:list-item>
          <text:p text:style-name="P8"><text:span text:style-name="T14">Concluído - 2023</text:span></text:p>
        </text:list-item>
      </text:list>
      <text:p text:style-name="Standard"><text:span text:style-name="T7">Exame</text:span><text:span text:style-name="T14"> - IA Aplicada Aos Negócios</text:span></text:p>
      <text:list xml:id="list2178766635" text:style-name="WWNum7">
        <text:list-item>
          <text:p text:style-name="P9"><text:span text:style-name="T14">Concluído - 2023</text:span></text:p>
        </text:list-item>
      </text:list>
      <text:p text:style-name="Standard"><text:span text:style-name="T7">Centro Universitário FIAP</text:span><text:span text:style-name="T14"> - Python</text:span></text:p>
      <text:list xml:id="list1466976747" text:style-name="WWNum10">
        <text:list-item>
          <text:p text:style-name="P10"><text:span text:style-name="T14">Concluído - 2023</text:span></text:p>
        </text:list-item>
      </text:list>
      <text:p text:style-name="Standard"><text:span text:style-name="T7">Fundação Bradesco</text:span><text:span text:style-name="T14"> - Desenvolvendo um Projeto Completo com Python</text:span></text:p>
      <text:list xml:id="list22321231" text:style-name="WWNum9">
        <text:list-item>
          <text:p text:style-name="P11"><text:span text:style-name="T14">Concluído - 2023</text:span></text:p>
        </text:list-item>
      </text:list>
      <text:p text:style-name="Standard"><text:span text:style-name="T7">Fundação Bradesco</text:span><text:span text:style-name="T14"> - Desenvolvendo em POO com Python</text:span></text:p>
      <text:list xml:id="list713731082" text:style-name="WWNum2">
        <text:list-item>
          <text:p text:style-name="P12"><text:span text:style-name="T14">Concluído - 2023</text:span></text:p>
        </text:list-item>
      </text:list>
      <text:p text:style-name="Standard"><text:span text:style-name="T7">Fundação Bradesco</text:span><text:span text:style-name="T14"> - Linguagem de Programação Python Básico</text:span></text:p>
      <text:list xml:id="list2282764896" text:style-name="WWNum8">
        <text:list-item>
          <text:p text:style-name="P13"><text:span text:style-name="T14">Concluído - 2023</text:span></text:p>
        </text:list-item>
      </text:list>
      <text:p text:style-name="Standard"><text:span text:style-name="T7">Fundação Bradesco</text:span><text:span text:style-name="T14"> - Linguagem de Modelagem Unificada (UML)</text:span></text:p>
      <text:list xml:id="list219284629" text:style-name="WWNum6">
        <text:list-item>
          <text:p text:style-name="P14"><text:span text:style-name="T14">Concluído - 2022</text:span></text:p>
        </text:list-item>
      </text:list>
      <text:p text:style-name="Standard"><text:span text:style-name="T7">Fundação Bradesco</text:span><text:span text:style-name="T14"> - Introdução à Programação Orientada a Objetos</text:span></text:p>
      <text:list xml:id="list2600207935" text:style-name="WWNum3">
        <text:list-item>
          <text:p text:style-name="P15"><text:span text:style-name="T14">Concluído - 2022</text:span></text:p>
        </text:list-item>
      </text:list>
      <text:p text:style-name="P16"/>
      <text:p text:style-name="Heading_20_1"><text:bookmark text:name="_z0yprvfsxo7p"/>PROJETOS</text:p>
      <text:p text:style-name="Standard"><text:span text:style-name="T7">Research on the use of sensors and AI</text:span><text:span text:style-name="T15"> - </text:span><text:a xlink:type="simple" xlink:href="https://github.com/walterdecastro/sensors-machine-learning" text:style-name="ListLabel_20_92" text:visited-style-name="ListLabel_20_92"><text:span text:style-name="T16">Repo Github</text:span></text:a></text:p>
      <text:p text:style-name="Standard"><text:span text:style-name="T15">This project studies the use of artificial intelligence to adapt a device (drone) to the environment in which it is located.</text:span></text:p>
      <text:p text:style-name="P1"><text:soft-page-break/></text:p>
      <text:p text:style-name="Heading_20_1"><text:bookmark text:name="_epol4w7uayp9"/>COMPETÊNCIAS</text:p>
      <text:p text:style-name="Standard">Algoritmos, Análise de Requisitos, Desenvolvimento de software, Desenvolvimento de programas, Análise de sistemas, Redes de computadores, Redes, Arduino, Iot, IOT, Internet das coisas, Banco de dados, Modelagem de dados, Análise de Dados, Ciência de dados, Estrutura de dados, Estratégia, Firmware, Hardware, Software, UML, Linguagem de modelagem unificada, Programação orientada a objetos, Programação, Ciência da computação, Capacidade Analítica, Desenvolvimento de sistemas, Comunicação, Resiliência, Adaptabilidade, Bash/Shell, Foco, Inteligência Emocional, SQL, MySQL, Microsoft Excel, Excel, Word, Windows, Linux, Bootstrap, Arquitetura de computadores, Python, CRM, ERP, SQL Server, Microsoft SQL Server, Oracle, Ubuntu, Debian, Solaris, POO, Open Office, LibreOffice, Matlab, MATLAB, JQuery, ASP.Net, ASP, Microsoft .NET, .NET, Dot Net, C#, PHP, C++, C, Firebird, PostgreSQL, Java, JavaScript, HTML, Cascading Style Sheets (CSS), Versionamento, Github, Git, Apache, Ajax, CSS3, HTML5, MER, MVC, Npm, YARN, Yarn, NPM, CI/CD, ReactJS, React, SPA, Single Page Applications, scripts, Web, Aplicativos web, Backend, Angular, AngularJ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swald" svg:font-family="Oswald" style:font-family-generic="roman" style:font-pitch="variable"/>
    <style:font-face style:name="PT Mono" svg:font-family="'PT Mono'" style:font-family-generic="roman" style:font-pitch="variable"/>
    <style:font-face style:name="Roboto Condensed" svg:font-family="'Roboto Condensed'"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swald1" svg:font-family="Oswald" style:font-family-generic="system" style:font-pitch="variable"/>
    <style:font-face style:name="PT Mono1" svg:font-family="'PT Mono'" style:font-family-generic="system" style:font-pitch="variable"/>
    <style:font-face style:name="Roboto Condensed1" svg:font-family="'Roboto Condensed'"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Source Code Pro" fo:font-size="9pt" fo:language="none" fo:country="none" style:letter-kerning="false" style:font-name-asian="Source Code Pro1" style:font-size-asian="9pt" style:language-asian="zh" style:country-asian="CN" style:font-name-complex="Source Code Pro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Source Code Pro" fo:font-size="9pt" fo:language="none" fo:country="none" style:letter-kerning="false" style:font-name-asian="Source Code Pro1" style:font-size-asian="9pt" style:language-asian="zh" style:country-asian="CN" style:font-name-complex="Source Code Pro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0835in" fo:margin-bottom="0in" loext:contextual-spacing="false" fo:line-height="12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102in" fo:margin-right="0in" fo:margin-top="0.3335in" fo:margin-bottom="0in" loext:contextual-spacing="false" fo:line-height="120%" fo:keep-together="always" fo:text-indent="0in" style:auto-text-indent="false" fo:break-before="auto" fo:break-after="auto" fo:keep-with-next="always"/>
      <style:text-properties fo:color="#424242" style:font-name="Oswald" fo:font-family="Oswald" style:font-family-generic="roman" style:font-pitch="variable" fo:font-size="12pt" style:font-name-asian="Oswald1" style:font-family-asian="Oswald" style:font-family-generic-asian="system" style:font-pitch-asian="variable" style:font-size-asian="12pt" style:font-name-complex="Oswald1" style:font-family-complex="Oswald"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1945in" fo:margin-bottom="0in" loext:contextual-spacing="false" fo:line-height="100%" fo:keep-together="always" fo:break-before="auto" fo:break-after="auto" fo:keep-with-next="always"/>
      <style:text-properties fo:color="#e91d63"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left="-0.0102in" fo:margin-right="0in" fo:margin-top="0.1945in" fo:margin-bottom="0in" loext:contextual-spacing="false" fo:line-height="100%" fo:keep-together="always" fo:text-indent="0in" style:auto-text-indent="false" fo:break-before="auto" fo:break-after="auto" fo:keep-with-next="always"/>
      <style:text-properties fo:color="#e91d63" style:font-name="Source Code Pro" fo:font-family="'Source Code Pro'" style:font-family-generic="roman" style:font-pitch="variable" fo:font-weight="bold" style:font-name-asian="Source Code Pro1" style:font-family-asian="'Source Code Pro'" style:font-family-generic-asian="system" style:font-pitch-asian="variable" style:font-weight-asian="bold" style:font-name-complex="Source Code Pro1" style:font-family-complex="'Source Code Pro'"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0102in" fo:margin-right="0in" fo:margin-top="0.222in" fo:margin-bottom="0in" loext:contextual-spacing="false" fo:line-height="100%" fo:keep-together="always" fo:text-indent="0in" style:auto-text-indent="false" fo:break-before="auto" fo:break-after="auto" fo:keep-with-next="always"/>
      <style:text-properties fo:color="#424242" style:font-name="Oswald" fo:font-family="Oswald" style:font-family-generic="roman" style:font-pitch="variable" fo:font-size="24pt" style:font-name-asian="Oswald1" style:font-family-asian="Oswald" style:font-family-generic-asian="system" style:font-pitch-asian="variable" style:font-size-asian="24pt" style:font-name-complex="Oswald1" style:font-family-complex="Oswald"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left="-0.0102in" fo:margin-right="-0.0209in" fo:keep-together="always" fo:text-indent="0in" style:auto-text-indent="false" fo:break-before="auto" fo:break-after="auto" fo:keep-with-next="always"/>
      <style:text-properties fo:color="#999999" style:font-name="Roboto Condensed" fo:font-family="'Roboto Condensed'" style:font-family-generic="roman" style:font-pitch="variable" fo:font-size="9pt" style:font-name-asian="Roboto Condensed1" style:font-family-asian="'Roboto Condensed'" style:font-family-generic-asian="system" style:font-pitch-asian="variable" style:font-size-asian="9pt" style:font-name-complex="Roboto Condensed1" style:font-family-complex="'Roboto Condensed'" style:font-family-generic-complex="system" style:font-pitch-complex="variable" style:font-size-complex="9pt"/>
    </style:style>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990000" style:font-name="Roboto Condensed" fo:font-family="'Roboto Condensed'" style:font-family-generic="roman" style:font-pitch="variable" style:font-name-asian="Roboto Condensed1" style:font-family-asian="'Roboto Condensed'" style:font-family-generic-asian="system" style:font-pitch-asian="variable" style:font-name-complex="Roboto Condensed1" style:font-family-complex="'Roboto Condensed'"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fo:font-size="11pt" style:text-underline-style="solid" style:text-underline-width="auto" style:text-underline-color="font-color"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fo:padding="0in" fo:border="non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48" meta:word-count="487" meta:character-count="3346" meta:non-whitespace-character-count="2913"/>
    <meta:generator>LibreOfficeDev/6.0.5.2$Linux_X86_64 LibreOffice_project/</meta:generator>
  </office:meta>
</office:document-meta>
</file>